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ObjectReplacements/Object 2" manifest:media-type="application/x-openoffice-gdimetafile;windows_formatname=&quot;GDIMetaFile&quot;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3" style:family="graphic" style:parent-style-name="standard">
      <style:graphic-properties draw:stroke="none" draw:fill="none" draw:fill-color="#ffffff" fo:min-height="11.675cm"/>
    </style:style>
    <style:style style:name="pr1" style:family="presentation" style:parent-style-name="Default-title">
      <style:graphic-properties fo:min-height="4.006cm"/>
    </style:style>
    <style:style style:name="pr2" style:family="presentation" style:parent-style-name="Default-subtitle">
      <style:graphic-properties draw:fill-color="#ffffff" fo:min-height="3.59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notes">
      <style:graphic-properties draw:fill-color="#ffffff" draw:auto-grow-height="true" fo:min-height="13.365cm"/>
    </style:style>
    <style:style style:name="pr5" style:family="presentation" style:parent-style-name="Default-outline1">
      <style:graphic-properties fo:min-height="12.18cm"/>
    </style:style>
    <style:style style:name="pr6" style:family="presentation" style:parent-style-name="Default-notes">
      <style:graphic-properties draw:fill-color="#ffffff" fo:min-height="13.364cm"/>
    </style:style>
    <style:style style:name="pr7" style:family="presentation" style:parent-style-name="Default-title">
      <style:graphic-properties draw:auto-grow-height="true" fo:min-height="3.506cm"/>
    </style:style>
    <style:style style:name="pr8" style:family="presentation" style:parent-style-name="Default-subtitle">
      <style:graphic-properties draw:fill-color="#ffffff" fo:min-height="12.18cm"/>
    </style:style>
    <style:style style:name="pr9" style:family="presentation" style:parent-style-name="Default-subtitle">
      <style:graphic-properties draw:fill-color="#ffffff" draw:textarea-vertical-align="top" fo:min-height="12.661cm"/>
    </style:style>
    <style:style style:name="pr10" style:family="presentation" style:parent-style-name="Default-outline1">
      <style:graphic-properties fo:min-height="12.974cm"/>
    </style:style>
    <style:style style:name="pr11" style:family="presentation" style:parent-style-name="Default-outline1">
      <style:graphic-properties draw:textarea-vertical-align="top" fo:min-height="11.543cm"/>
    </style:style>
    <style:style style:name="P1" style:family="paragraph">
      <style:paragraph-properties fo:text-align="end"/>
    </style:style>
    <style:style style:name="P2" style:family="paragraph">
      <loext:graphic-properties draw:fill-color="#ffffff"/>
    </style:style>
    <style:style style:name="P3" style:family="paragraph">
      <style:text-properties fo:font-style="italic" fo:font-weight="bold" style:font-style-asian="italic" style:font-weight-asian="bold" style:font-style-complex="italic" style:font-weight-complex="bold"/>
    </style:style>
    <style:style style:name="P4" style:family="paragraph">
      <style:paragraph-properties fo:text-align="center"/>
    </style:style>
    <style:style style:name="P5" style:family="paragraph">
      <style:paragraph-properties fo:text-align="start"/>
    </style:style>
    <style:style style:name="P6" style:family="paragraph">
      <loext:graphic-properties draw:fill-color="#ffffff"/>
      <style:paragraph-properties fo:text-align="start"/>
      <style:text-properties fo:font-size="26pt" style:font-size-asian="26pt" style:font-size-complex="26pt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paragraph-properties fo:margin-top="0cm" fo:margin-bottom="0cm" fo:text-align="start"/>
    </style:style>
    <style:style style:name="P9" style:family="paragraph">
      <loext:graphic-properties draw:fill="none" draw:fill-color="#ffffff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style="normal" fo:font-weight="bold" style:font-style-asian="normal" style:font-weight-asian="bold" style:font-style-complex="normal" style:font-weight-complex="bold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style:text-position="-33% 58%"/>
    </style:style>
    <style:style style:name="T6" style:family="text">
      <style:text-properties style:text-position="0% 100%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4.006cm" svg:x="1.5cm" svg:y="7.994cm" presentation:class="title" presentation:user-transformed="true">
          <draw:text-box>
            <text:p>Oilerio Maršrutai</text:p>
          </draw:text-box>
        </draw:frame>
        <draw:frame presentation:style-name="pr2" draw:text-style-name="P2" draw:layer="layout" svg:width="25.199cm" svg:height="3.594cm" svg:x="1.4cm" svg:y="13.5cm" presentation:class="subtitle" presentation:user-transformed="true">
          <draw:text-box>
            <text:p text:style-name="P1">Laimonas Beniušis<text:line-break/>Kompiuterių Mokslas I, Ig</text:p>
          </draw:text-box>
        </draw:frame>
        <draw:frame presentation:style-name="pr3" draw:layer="layout" svg:width="25.199cm" svg:height="3.506cm" svg:x="1.301cm" svg:y="4.494cm" presentation:class="title" presentation:user-transformed="true">
          <draw:text-box>
            <text:p>Grafų teorija 36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4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pibrėžimai</text:p>
          </draw:text-box>
        </draw:frame>
        <draw:frame presentation:style-name="pr5" draw:text-style-name="P3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<text:span text:style-name="T1">Oilerio maršrutas </text:span><text:span text:style-name="T2">(Oilerio grafas)</text:span><text:span text:style-name="T1"> –</text:span><text:span text:style-name="T2"> kelias apeinantis </text:span><text:span text:style-name="T3">visas</text:span><text:span text:style-name="T2"> grafo briaunas (1 kartą).</text:span></text:p>
                <text:list>
                  <text:list-item>
                    <text:p><text:span text:style-name="T1">Oilerio grandinė – </text:span><text:span text:style-name="T2">pradinė ir galinė </text:span><text:span text:style-name="T1">Oilerio maršruto </text:span><text:span text:style-name="T2">viršūnės </text:span><text:span text:style-name="T3">nesutampa</text:span></text:p>
                  </text:list-item>
                  <text:list-item>
                    <text:p><text:span text:style-name="T1">Oilerio ciklas – </text:span><text:span text:style-name="T2">pradinė ir galinė </text:span><text:span text:style-name="T1">Oilerio maršruto </text:span><text:span text:style-name="T2">viršūnės </text:span><text:span text:style-name="T3">sutamp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"Beveik nėra Oilerio grafų" (R.Reidas)</text:p>
          </draw:text-box>
        </draw:frame>
        <draw:frame draw:style-name="gr2" draw:text-style-name="P4" draw:layer="layout" svg:width="6.756cm" svg:height="2.735cm" svg:x="9.5cm" svg:y="6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presentation:style-name="pr8" draw:text-style-name="P6" draw:layer="layout" svg:width="25.199cm" svg:height="12.18cm" svg:x="1.4cm" svg:y="4.914cm" presentation:class="subtitle">
          <draw:text-box>
            <text:p text:style-name="P5"><text:span text:style-name="T4">n – viršūnių skaičius</text:span><text:span text:style-name="T4"><text:line-break/></text:span><text:span text:style-name="T4">G(n) – grafų, turinčių n viršūnių skaičius</text:span></text:p>
            <text:p text:style-name="P5"><text:span text:style-name="T4">GP(n) – grafų, turinčių n viršūnių ir Oilerio maršrutą skaičiu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ilerio Teorema</text:p>
          </draw:text-box>
        </draw:frame>
        <draw:frame presentation:style-name="pr9" draw:text-style-name="P2" draw:layer="layout" svg:width="25.199cm" svg:height="12.661cm" svg:x="1.4cm" svg:y="4.914cm" presentation:class="subtitle" presentation:user-transformed="true">
          <draw:text-box>
            <text:p>Būtina ir pakankama sąlyga, kad grafas G turėtų Oilerio maršrutą:</text:p>
            <text:list text:style-name="L3">
              <text:list-item>
                <text:p text:style-name="P5">G yra jungus</text:p>
              </text:list-item>
              <text:list-item>
                <text:p text:style-name="P5">G viršūnės turi:</text:p>
              </text:list-item>
            </text:list>
            <text:list text:style-name="L4">
              <text:list-item>
                <text:list>
                  <text:list-item>
                    <text:p text:style-name="P5">Visos lyginį laipsnį (Oilerio ciklas)</text:p>
                  </text:list-item>
                  <text:list-item>
                    <text:p text:style-name="P5">Tik 2 iš jų turi nelyginį laipsnį (Oilerio grandinė)</text:p>
                    <text:p text:style-name="P5"><text:line-break/>Antruoju atveju grandinė prasideda ir baigiasi nelyginio laipsnio viršūnėse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4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Oilerio Teorema, Būtinumas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Oilerio ciklas, aplankydamas viršūnę, panaudoja 2 briaunas (įėjimas, išėjimas)</text:p>
              </text:list-item>
              <text:list-item>
                <text:p>Kiekviena grafo viršūnė yra incidentiška lyginiam Oilerio ciklo briaunų skaičiui </text:p>
              </text:list-item>
              <text:list-item>
                <text:p>Oilerio ciklas apima visas viršūnes, todėl grafas yra jungusis ir visų grafo viršūnių laipsniai yra lyginiai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Oilerio Teorema, Pakankamumas I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Tarkime, G grafo visų viršūnių laipsniai lyginiai</text:p>
              </text:list-item>
              <text:list-item>
                <text:p>Atėję į viršūnę iš jos visada galėsime išvykti</text:p>
              </text:list-item>
              <text:list-item>
                <text:p>Panaudotą briauną "ištriname"</text:p>
              </text:list-item>
              <text:list-item>
                <text:p>Pradinė viršūnė v<text:span text:style-name="T5">1 </text:span></text:p>
              </text:list-item>
              <text:list-item>
                <text:p><text:span text:style-name="T6">Iš viršūnės v visada galime išvykti, nes jos laipsnis yra lygini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Oilerio Teorema, Pakankamumas II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<text:span text:style-name="T6">Jeigu negalime išvykti, vadinasi sutikome pradinę viršūnę v</text:span><text:span text:style-name="T5">1 </text:span><text:span text:style-name="T6">ir kelias sudarė ciklą P</text:span><text:span text:style-name="T5">1</text:span></text:p>
              </text:list-item>
              <text:list-item>
                <text:p><text:span text:style-name="T6">Pašalinę P</text:span><text:span text:style-name="T5">1</text:span><text:span text:style-name="T6"> <text:s/>gausime grafą G</text:span><text:span text:style-name="T5">1</text:span><text:span text:style-name="T6">, kurio visų viršūnių laipsnis yra:</text:span></text:p>
                <text:list>
                  <text:list-item>
                    <text:p><text:span text:style-name="T6">0 (Gavome Oilerio ciklą)</text:span></text:p>
                  </text:list-item>
                  <text:list-item>
                    <text:p><text:span text:style-name="T6">Lyginis (tiriam toliau)</text:span></text:p>
                  </text:list-item>
                </text:list>
                <text:p><text:span text:style-name="T6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Oilerio Teorema, Pakankamumas III</text:p>
          </draw:text-box>
        </draw:frame>
        <draw:frame presentation:style-name="pr10" draw:layer="layout" svg:width="25.199cm" svg:height="12.974cm" svg:x="1.4cm" svg:y="4.914cm" presentation:class="outline" presentation:user-transformed="true">
          <draw:text-box>
            <text:list text:style-name="L2">
              <text:list-item>
                <text:p><text:span text:style-name="T6">Tiriam toliau</text:span></text:p>
              </text:list-item>
              <text:list-item>
                <text:p><text:span text:style-name="T6">Grafas G</text:span><text:span text:style-name="T5">1</text:span><text:span text:style-name="T6"> ir ciklas P</text:span><text:span text:style-name="T5">1</text:span><text:span text:style-name="T6"> turi bent 1 bendrą viršūnę, v</text:span><text:span text:style-name="T5">2</text:span><text:span text:style-name="T6"> nes grafas G yra jungus</text:span></text:p>
              </text:list-item>
              <text:list-item>
                <text:p><text:span text:style-name="T6">Tokiu pat būdu sukonstruosime naują ciklą P</text:span><text:span text:style-name="T5">2 </text:span><text:span text:style-name="T6"><text:s/>ir apjungsime P</text:span><text:span text:style-name="T5">1 </text:span><text:span text:style-name="T6">ir P</text:span><text:span text:style-name="T5">2 </text:span><text:span text:style-name="T6">ciklus tokiu būdu:</text:span><text:span text:style-name="T6"><text:line-break/></text:span><text:span text:style-name="T6">v</text:span><text:span text:style-name="T5">1 <text:s/></text:span><text:span text:style-name="T6">-&gt; P</text:span><text:span text:style-name="T5">1</text:span><text:span text:style-name="T6">(1) -&gt; <text:s/>v</text:span><text:span text:style-name="T5">2 </text:span><text:span text:style-name="T6">-&gt; </text:span><text:span text:style-name="T5"><text:s/></text:span><text:span text:style-name="T6">P</text:span><text:span text:style-name="T5">2 </text:span><text:span text:style-name="T6">-&gt; <text:s/>v</text:span><text:span text:style-name="T5">2</text:span><text:span text:style-name="T6">-&gt; P</text:span><text:span text:style-name="T5">1</text:span><text:span text:style-name="T6">(2)</text:span><text:span text:style-name="T5"> <text:s/></text:span><text:span text:style-name="T6">-&gt;</text:span><text:span text:style-name="T5"> </text:span><text:span text:style-name="T6">v</text:span><text:span text:style-name="T5">1</text:span><text:span text:style-name="T5"><text:line-break/></text:span><text:span text:style-name="T6">Analogiškai tiriam tol, kol gauname tuščią grafą</text:span></text:p>
                <text:p><text:span text:style-name="T6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Oilerio maršruto konstravimas<text:line-break/>Pasiruošimas</text:p>
          </draw:text-box>
        </draw:frame>
        <draw:frame presentation:style-name="pr11" draw:text-style-name="P8" draw:layer="layout" svg:width="25.199cm" svg:height="11.543cm" svg:x="1.301cm" svg:y="4.957cm" presentation:class="outline" presentation:user-transformed="true">
          <draw:text-box>
            <text:list text:style-name="L2">
              <text:list-header>
                <text:p text:style-name="P8"/>
              </text:list-header>
              <text:list-item>
                <text:p text:style-name="P8">Grafas G tenkina Oilerio maršruto sąlygą</text:p>
              </text:list-item>
              <text:list-item>
                <text:p text:style-name="P8">v = grafo G viršūnė (jei turi tokių 2, tai nelyginio laipsnio)</text:p>
              </text:list-item>
              <text:list-item>
                <text:p text:style-name="P8">Įdedam v į stack</text:p>
                <text:p text:style-name="P8">stack <text:tab/>- darbinis stekas</text:p>
                <text:p text:style-name="P8">oiler <text:s/><text:tab/>- rezultato stekas</text:p>
                <text:p text:style-name="P8">N(v) <text:tab/><text:tab/>- viršūnės v briaunų aibė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Oilerio maršruto konstravimas<text:line-break/>Žingsnis</text:p>
          </draw:text-box>
        </draw:frame>
        <draw:frame draw:style-name="gr3" draw:text-style-name="P9" draw:layer="layout" svg:width="24.395cm" svg:height="11.925cm" svg:x="2.605cm" svg:y="6.509cm">
          <draw:text-box>
            <text:p><text:span text:style-name="T4">Kol stack nėra tuščias:</text:span></text:p>
            <text:p><text:span text:style-name="T4"><text:s text:c="4"/></text:span><text:span text:style-name="T4">v := paskutinė stack viršūnė</text:span></text:p>
            <text:p><text:span text:style-name="T4"><text:s text:c="4"/></text:span><text:span text:style-name="T4">Jei ilgis( N(v) ) &gt; 0:</text:span></text:p>
            <text:p><text:span text:style-name="T4"><text:s text:c="8"/></text:span><text:span text:style-name="T4">u:= pirmoji aibės N(v) viršūnė</text:span></text:p>
            <text:p><text:span text:style-name="T4"><text:s text:c="8"/></text:span><text:span text:style-name="T4">pridedam u į stack</text:span></text:p>
            <text:p><text:span text:style-name="T4"><text:s text:c="8"/></text:span><text:span text:style-name="T4">pašalinam iš G briauną (v,u)</text:span></text:p>
            <text:p><text:span text:style-name="T4"><text:s text:c="4"/></text:span><text:span text:style-name="T4">Priešingu atveju:</text:span></text:p>
            <text:p><text:span text:style-name="T4"><text:s text:c="8"/></text:span><text:span text:style-name="T4">v:= pašalinam paskutinę viršūnę iš stack</text:span></text:p>
            <text:p><text:span text:style-name="T4"><text:s text:c="8"/></text:span><text:span text:style-name="T4">pridedam v į oiler</text:span></text:p>
            <text:p><text:s text:c="8"/>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1H27M43S</meta:editing-duration>
    <meta:editing-cycles>10</meta:editing-cycles>
    <meta:generator>LibreOffice/5.2.3.2$Linux_X86_64 LibreOffice_project/20m0$Build-2</meta:generator>
    <dc:date>2016-12-08T09:18:01.122541546</dc:date>
    <meta:document-statistic meta:object-count="63"/>
  </office:meta>
</office:document-meta>
</file>

<file path=Object 2/content.xml><?xml version="1.0" encoding="utf-8"?>
<math xmlns="http://www.w3.org/1998/Math/MathML" display="block">
  <semantics>
    <mrow>
      <mrow>
        <munder>
          <mi>lim</mi>
          <mrow>
            <mi>n</mi>
            <mo stretchy="false">→</mo>
            <mi mathvariant="normal">∞</mi>
          </mrow>
        </munder>
        <mfrac>
          <mrow>
            <mi mathvariant="italic">GP</mi>
            <mrow>
              <mo fence="true" stretchy="false">(</mo>
              <mrow>
                <mi>n</mi>
              </mrow>
              <mo fence="true" stretchy="false">)</mo>
            </mrow>
          </mrow>
          <mrow>
            <mi>G</mi>
            <mrow>
              <mo fence="true" stretchy="false">(</mo>
              <mrow>
                <mi>n</mi>
              </mrow>
              <mo fence="true" stretchy="false">)</mo>
            </mrow>
          </mrow>
        </mfrac>
      </mrow>
      <mo stretchy="false">=</mo>
      <mn>0</mn>
    </mrow>
    <annotation encoding="StarMath 5.0">lim from{n rightarrow infinity}{  {GP(n)} over { G(n) } } = 0</annotation>
  </semantics>
</math>
</file>